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bf56" officeooo:paragraph-rsid="0013bf56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3bf56" officeooo:paragraph-rsid="0013bf56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3bf56" officeooo:paragraph-rsid="0013bf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3bf56"/>
    </style:style>
    <style:style style:name="P5" style:family="paragraph" style:parent-style-name="Standard">
      <style:paragraph-properties fo:text-align="start" style:justify-single-word="false"/>
      <style:text-properties officeooo:paragraph-rsid="00145dce"/>
    </style:style>
    <style:style style:name="P6" style:family="paragraph" style:parent-style-name="Standard">
      <style:paragraph-properties fo:text-align="start" style:justify-single-word="false"/>
      <style:text-properties officeooo:rsid="00156a04" officeooo:paragraph-rsid="00156a04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3bf56" style:text-blinking="false" style:font-size-asian="10.5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f8e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officeooo:rsid="0013bf56" style:text-blinking="false" style:font-size-asian="10.5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3bf56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45dce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normal" fo:font-weight="normal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normal" fo:font-weight="normal" officeooo:rsid="00138c25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9">A</text:span><text:span text:style-name="T8">nnexes</text:span></text:p>
      <text:p text:style-name="P3"><text:span text:style-name="T8"/></text:p>
      <text:p text:style-name="P3"><text:span text:style-name="T8"/></text:p>
      <text:p text:style-name="P4"><text:span text:style-name="T2">[1] </text:span><text:span text:style-name="T4">« An Explicit Loop Closing Technique for 6D SLAM »</text:span><text:span text:style-name="T2"> by </text:span><text:span text:style-name="T5">Jochen Sprickerhof, Andreas Nüchter, Kai Lingemann, Joachim Hertzberg, </text:span><text:span text:style-name="T6">2009.</text:span></text:p>
      <text:p text:style-name="P4"><text:span text:style-name="T6"/></text:p>
      <text:p text:style-name="P4"><text:span text:style-name="T6">[2] « Generalized-ICP » by Aleksandr V. Sega, Dirk Haehnel, Sebastian Thrun.</text:span></text:p>
      <text:p text:style-name="P4"><text:span text:style-name="T6"/></text:p>
      <text:p text:style-name="P4"><text:span text:style-name="T6">[3] « </text:span><text:span text:style-name="T5">Fast Point Feature Histograms (FPFH) for 3D Registration » </text:span><text:span text:style-name="T6">by Radu Bogdan Rusu, Nico Blodow, Michael Beetz, 2009.</text:span></text:p>
      <text:p text:style-name="P4"><text:span text:style-name="T6"/></text:p>
      <text:p text:style-name="P1"><text:span text:style-name="T5">[4] « A Method for Registration of 3-D Shapes » by Paul J. Besl, </text:span><text:span text:style-name="T7">N.D. McKay, 1992.</text:span></text:p>
      <text:p text:style-name="P1"><text:span text:style-name="T7"/></text:p>
      <text:p text:style-name="P5"><text:span text:style-name="T7">[5] « </text:span><text:span text:style-name="T5">Incremental Registration of RGB-D Images » </text:span><text:span text:style-name="T7">by Ivan Dryanovski, Carlos Jaramillo and Jizhong Xiao, 2012.</text:span></text:p>
      <text:p text:style-name="P4"><text:span text:style-name="T5"/></text:p>
      <text:p text:style-name="P6"><text:span text:style-name="T5">[6] « </text:span><text:span text:style-name="T1">4-Points Congruent Sets for Robust Pairwise Surface Registration » by Dror Aiger, Niloy J. Mitra, Daniel Cohen-Or, 2008.</text:span></text:p>
      <text:p text:style-name="P6"><text:span text:style-name="T1"/></text:p>
      <text:p text:style-name="P6"><text:span text:style-name="T1">[7] « Globally Consistent Range Scan Alignement for Environment Mapping » by F. Lu, E. Milios, 1997.</text:span></text:p>
      <text:p text:style-name="P6"><text:span text:style-name="T1"/></text:p>
      <text:p text:style-name="P6"><text:span text:style-name="T1">[8] « Markeless Point Cloud Registration With Keypoint-Based 4-Points</text:span></text:p>
      <text:p text:style-name="P6"><text:span text:style-name="T1">Congruent Sets » by P. W. Theiler, J. D. Wegner, K. Schindler, 2013.</text:span></text:p>
      <text:p text:style-name="P6"><text:span text:style-name="T1"/></text:p>
      <text:p text:style-name="P6"><text:span text:style-name="T1">[9] « Object Modeling by Registration of Multiple Range Images » by Yang Chen, Gérard Medioni.</text:span></text:p>
      <text:p text:style-name="P6"><text:span text:style-name="T1"/></text:p>
      <text:p text:style-name="P6"><text:span text:style-name="T1">[10] « Robust Registration of 2D and 3D Point Sets » </text:span><text:span text:style-name="T3">by Andrew W. Fitzgibbon, 2003.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MABILY</meta:initial-creator>
    <meta:creation-date>2018-05-16T12:20:39.37</meta:creation-date>
    <meta:generator>LibreOffice/5.4.5.1$Windows_X86_64 LibreOffice_project/79c9829dd5d8054ec39a82dc51cd9eff340dbee8</meta:generator>
    <dc:date>2018-05-16T18:04:19.791000000</dc:date>
    <meta:editing-duration>PT2H4M13S</meta:editing-duration>
    <meta:editing-cycles>19</meta:editing-cycles>
    <meta:document-statistic meta:table-count="0" meta:image-count="0" meta:object-count="0" meta:page-count="1" meta:paragraph-count="12" meta:word-count="179" meta:character-count="1067" meta:non-whitespace-character-count="900"/>
  </office:meta>
</office:document-meta>
</file>